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T1" style:family="text">
      <style:text-properties officeooo:rsid="0014cbb5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officeooo:rsid="0014cbb5" style:font-size-asian="7pt" style:font-size-complex="7pt"/>
    </style:style>
    <style:style style:name="T4" style:family="text">
      <style:text-properties fo:font-size="10pt" officeooo:rsid="0014cbb5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346in" style:type="center"/>
          <style:tab-stop style:position="7.270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fo:font-size="8pt" officeooo:paragraph-rsid="0014cbb5" style:font-size-asian="8pt" style:font-size-complex="8pt"/>
    </style:style>
    <style:style style:name="MT1" style:family="text">
      <style:text-properties fo:font-size="10pt" officeooo:rsid="0014cbb5" style:font-size-asian="10pt" style:font-size-complex="10pt"/>
    </style:style>
    <style:style style:name="MT2" style:family="text">
      <style:text-properties officeooo:rsid="0014cbb5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14cbb5" style:font-size-asian="7pt" style:font-size-complex="7pt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(c) 2019 Rahmat M. Samik-Ibrahim.</text:span><text:span text:style-name="MT2"> </text:span><text:span text:style-name="MT3">You are free to share, copy and redistribute the material of this site in any medium or format for any purpose, even commercially. <text:s/>Please give appropriate credit, provide a link to the page, <text:s/>and indicate if changes were made. You may do so in any reasonable manner. You should not apply legal terms or technological measures, <text:s/>that legally restrict others from doing anything that is </text:span><text:span text:style-name="MT4">permitted</text:span><text:span text:style-name="MT3"> here.</text:span> <text:s text:c="67"/><text:span text:style-name="MT1">(Ver 00 -- 11-Sep-2019 --Page </text:span><text:span text:style-name="MT1"><text:page-number text:select-page="current">1</text:page-number></text:span><text:span text:style-name="MT1"><text:s text:c="2"/>/ <text:s/></text:span><text:span text:style-name="MT1"><text:page-number text:select-page="current">1</text:page-number></text:span><text:span text:style-name="MT1">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09:29:12.626329089</dc:date>
    <meta:editing-duration>PT7M48S</meta:editing-duration>
    <meta:editing-cycles>2</meta:editing-cycles>
    <meta:document-statistic meta:table-count="0" meta:image-count="0" meta:object-count="0" meta:page-count="1" meta:paragraph-count="1" meta:word-count="81" meta:character-count="541" meta:non-whitespace-character-count="390"/>
  </office:meta>
</office:document-meta>
</file>